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5eae6" officeooo:paragraph-rsid="00892593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5eae6" officeooo:paragraph-rsid="0085eae6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f71b7" officeooo:paragraph-rsid="007f71b7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61c15" officeooo:paragraph-rsid="0079feea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2f698" officeooo:paragraph-rsid="0082f698" style:font-size-asian="12pt" style:font-weight-asian="normal" style:font-name-complex="DejaVu Sans Condensed2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2f698" officeooo:paragraph-rsid="008ca654" style:font-size-asian="12pt" style:font-weight-asian="normal" style:font-name-complex="DejaVu Sans Condensed2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ae3ab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85eae6" officeooo:paragraph-rsid="0089259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6a6890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707e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7ec8a3" officeooo:paragraph-rsid="007ec8a3"/>
    </style:style>
    <style:style style:name="P18" style:family="paragraph" style:parent-style-name="Standard" style:list-style-name="L2">
      <style:text-properties style:text-line-through-style="none" style:text-line-through-type="none" officeooo:paragraph-rsid="0082f698"/>
    </style:style>
    <style:style style:name="P19" style:family="paragraph" style:parent-style-name="Standard" style:list-style-name="L2">
      <style:text-properties style:text-line-through-style="none" style:text-line-through-type="none" officeooo:paragraph-rsid="006b025b"/>
    </style:style>
    <style:style style:name="P20" style:family="paragraph" style:parent-style-name="Standard" style:list-style-name="L2">
      <style:text-properties style:text-line-through-style="none" style:text-line-through-type="none" officeooo:paragraph-rsid="0079feea"/>
    </style:style>
    <style:style style:name="P21" style:family="paragraph" style:parent-style-name="Standard" style:list-style-name="L2">
      <style:text-properties style:text-line-through-style="none" style:text-line-through-type="none" fo:font-weight="normal" officeooo:paragraph-rsid="007f71b7" style:font-weight-asian="normal" style:font-weight-complex="normal"/>
    </style:style>
    <style:style style:name="P22" style:family="paragraph" style:parent-style-name="Standard" style:list-style-name="L2">
      <style:text-properties style:text-line-through-style="none" style:text-line-through-type="none" officeooo:rsid="007f71b7" officeooo:paragraph-rsid="008ca654"/>
    </style:style>
    <style:style style:name="P23" style:family="paragraph" style:parent-style-name="Standard" style:list-style-name="L2">
      <style:text-properties officeooo:paragraph-rsid="0082f698"/>
    </style:style>
    <style:style style:name="P24" style:family="paragraph" style:parent-style-name="Standard" style:list-style-name="L2">
      <style:text-properties officeooo:paragraph-rsid="00892cd3"/>
    </style:style>
    <style:style style:name="P25" style:family="paragraph" style:parent-style-name="Standard" style:list-style-name="L2">
      <style:text-properties officeooo:paragraph-rsid="008be299"/>
    </style:style>
    <style:style style:name="P26" style:family="paragraph" style:parent-style-name="Standard" style:list-style-name="L2">
      <style:text-properties officeooo:paragraph-rsid="00677460"/>
    </style:style>
    <style:style style:name="P27" style:family="paragraph" style:parent-style-name="Standard" style:list-style-name="L2">
      <style:text-properties officeooo:paragraph-rsid="0087adc2"/>
    </style:style>
    <style:style style:name="P28" style:family="paragraph" style:parent-style-name="Standard" style:list-style-name="L2">
      <style:text-properties officeooo:paragraph-rsid="007f71b7"/>
    </style:style>
    <style:style style:name="P29" style:family="paragraph" style:parent-style-name="Standard" style:list-style-name="L2">
      <style:text-properties officeooo:paragraph-rsid="003148d5"/>
    </style:style>
    <style:style style:name="P30" style:family="paragraph" style:parent-style-name="Standard" style:list-style-name="L2">
      <style:text-properties officeooo:paragraph-rsid="008ca654"/>
    </style:style>
    <style:style style:name="P31" style:family="paragraph" style:parent-style-name="Standard" style:list-style-name="L2">
      <style:text-properties fo:font-weight="normal" officeooo:rsid="0082f698" officeooo:paragraph-rsid="0082f698" style:font-weight-asian="normal" style:font-weight-complex="normal"/>
    </style:style>
    <style:style style:name="P32" style:family="paragraph" style:parent-style-name="Standard" style:list-style-name="L2">
      <style:text-properties officeooo:rsid="0085eae6" officeooo:paragraph-rsid="0085eae6"/>
    </style:style>
    <style:style style:name="P33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74260d" officeooo:paragraph-rsid="0074260d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text-line-through-style="solid" style:text-line-through-type="single" officeooo:rsid="0079feea" officeooo:paragraph-rsid="0079feea"/>
    </style:style>
    <style:style style:name="P35" style:family="paragraph" style:parent-style-name="Standard" style:list-style-name="L2">
      <style:text-properties style:text-line-through-style="solid" style:text-line-through-type="single" officeooo:paragraph-rsid="0079feea"/>
    </style:style>
    <style:style style:name="P36" style:family="paragraph" style:parent-style-name="Standard" style:list-style-name="L2">
      <style:text-properties officeooo:rsid="0087adc2" officeooo:paragraph-rsid="0087adc2"/>
    </style:style>
    <style:style style:name="P37" style:family="paragraph" style:parent-style-name="Standard" style:list-style-name="L2">
      <style:text-properties officeooo:rsid="0087adc2" officeooo:paragraph-rsid="00892cd3"/>
    </style:style>
    <style:style style:name="P38" style:family="paragraph" style:parent-style-name="Standard" style:list-style-name="L2">
      <style:text-properties officeooo:rsid="008ca654" officeooo:paragraph-rsid="008ca6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6b025b" style:font-weight-asian="bold" style:font-weight-complex="bold"/>
    </style:style>
    <style:style style:name="T7" style:family="text">
      <style:text-properties fo:font-weight="bold" officeooo:rsid="0078ce09" style:font-weight-asian="bold" style:font-weight-complex="bold"/>
    </style:style>
    <style:style style:name="T8" style:family="text">
      <style:text-properties fo:font-weight="bold" officeooo:rsid="005d267d" style:font-weight-asian="bold" style:font-name-complex="DejaVu Sans Condensed2" style:font-weight-complex="bold"/>
    </style:style>
    <style:style style:name="T9" style:family="text">
      <style:text-properties officeooo:rsid="0044707e"/>
    </style:style>
    <style:style style:name="T10" style:family="text">
      <style:text-properties fo:font-weight="normal" officeooo:rsid="0019eb27" style:font-weight-asian="normal" style:font-weight-complex="normal"/>
    </style:style>
    <style:style style:name="T11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7d5b4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455108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8b97a3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4707e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455108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7f71b7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79feea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6b025b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85eae6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74260d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8b97a3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37" style:family="text">
      <style:text-properties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38" style:family="text">
      <style:text-properties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39" style:family="text">
      <style:text-properties style:font-name="DejaVu Sans Condensed1" fo:font-size="12pt" fo:font-weight="normal" officeooo:rsid="00892593" style:font-size-asian="12pt" style:font-weight-asian="normal" style:font-name-complex="DejaVu Sans Condensed2" style:font-size-complex="12pt" style:font-weight-complex="normal"/>
    </style:style>
    <style:style style:name="T40" style:family="text">
      <style:text-properties style:font-name="DejaVu Sans Condensed1" fo:font-size="12pt" fo:font-weight="normal" officeooo:rsid="008ca654" style:font-size-asian="12pt" style:font-weight-asian="normal" style:font-name-complex="DejaVu Sans Condensed2" style:font-size-complex="12pt" style:font-weight-complex="normal"/>
    </style:style>
    <style:style style:name="T41" style:family="text">
      <style:text-properties style:font-name="DejaVu Sans Condensed1" fo:font-size="12pt" officeooo:rsid="003148d5" style:font-size-asian="12pt" style:font-name-complex="DejaVu Sans Condensed2" style:font-size-complex="12pt"/>
    </style:style>
    <style:style style:name="T42" style:family="text">
      <style:text-properties style:font-name="DejaVu Sans Condensed1" fo:font-size="12pt" officeooo:rsid="005d267d" style:font-size-asian="12pt" style:font-name-complex="DejaVu Sans Condensed2" style:font-size-complex="12pt"/>
    </style:style>
    <style:style style:name="T43" style:family="text">
      <style:text-properties style:font-name="DejaVu Sans Condensed1" fo:font-size="12pt" officeooo:rsid="007f71b7" style:font-size-asian="12pt" style:font-name-complex="DejaVu Sans Condensed2" style:font-size-complex="12pt"/>
    </style:style>
    <style:style style:name="T44" style:family="text">
      <style:text-properties officeooo:rsid="007f71b7"/>
    </style:style>
    <style:style style:name="T45" style:family="text">
      <style:text-properties officeooo:rsid="0082f698"/>
    </style:style>
    <style:style style:name="T4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1" fo:font-size="12pt" fo:font-weight="normal" officeooo:rsid="0082f698" style:font-size-asian="12pt" style:font-weight-asian="normal" style:font-name-complex="DejaVu Sans Condensed2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49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50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51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52" style:family="text">
      <style:text-properties style:text-line-through-style="none" style:text-line-through-type="none" style:font-name="DejaVu Sans Condensed1" fo:font-size="12pt" fo:font-weight="normal" officeooo:rsid="0087adc2" style:font-size-asian="12pt" style:font-weight-asian="normal" style:font-name-complex="DejaVu Sans Condensed2" style:font-size-complex="12pt" style:font-weight-complex="normal"/>
    </style:style>
    <style:style style:name="T53" style:family="text">
      <style:text-properties style:text-line-through-style="none" style:text-line-through-type="none" style:font-name="DejaVu Sans Condensed1" fo:font-size="12pt" fo:font-weight="normal" officeooo:rsid="00892593" style:font-size-asian="12pt" style:font-weight-asian="normal" style:font-name-complex="DejaVu Sans Condensed2" style:font-size-complex="12pt" style:font-weight-complex="normal"/>
    </style:style>
    <style:style style:name="T54" style:family="text">
      <style:text-properties style:text-line-through-style="none" style:text-line-through-type="none" style:font-name="DejaVu Sans Condensed1" fo:font-size="12pt" fo:font-weight="normal" officeooo:rsid="00892cd3" style:font-size-asian="12pt" style:font-weight-asian="normal" style:font-name-complex="DejaVu Sans Condensed2" style:font-size-complex="12pt" style:font-weight-complex="normal"/>
    </style:style>
    <style:style style:name="T55" style:family="text">
      <style:text-properties style:text-line-through-style="none" style:text-line-through-type="none" style:font-name="DejaVu Sans Condensed1" fo:font-size="12pt" fo:font-weight="normal" officeooo:rsid="008be299" style:font-size-asian="12pt" style:font-weight-asian="normal" style:font-name-complex="DejaVu Sans Condensed2" style:font-size-complex="12pt" style:font-weight-complex="normal"/>
    </style:style>
    <style:style style:name="T56" style:family="text">
      <style:text-properties style:text-line-through-style="none" style:text-line-through-type="none" style:font-name="DejaVu Sans Condensed1" fo:font-size="12pt" fo:font-weight="normal" officeooo:rsid="008ca654" style:font-size-asian="12pt" style:font-weight-asian="normal" style:font-name-complex="DejaVu Sans Condensed2" style:font-size-complex="12pt" style:font-weight-complex="normal"/>
    </style:style>
    <style:style style:name="T57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style:font-name="DejaVu Sans Condensed1" fo:font-size="12pt" fo:font-weight="normal" officeooo:rsid="00179cd7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style:font-name="DejaVu Sans Condensed1" fo:font-size="12pt" fo:font-weight="normal" officeooo:rsid="0085eae6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style:font-name="DejaVu Sans Condensed1" fo:font-size="12pt" fo:font-weight="normal" officeooo:rsid="0087adc2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style:font-name="DejaVu Sans Condensed1" fo:font-size="12pt" fo:font-weight="normal" officeooo:rsid="0089259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style:font-name="DejaVu Sans Condensed1" fo:font-size="12pt" fo:font-weight="normal" officeooo:rsid="00892cd3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style:font-name="DejaVu Sans Condensed1" fo:font-size="12pt" fo:font-weight="normal" officeooo:rsid="008be299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style:font-name="DejaVu Sans Condensed1" fo:font-size="12pt" style:font-size-asian="12pt" style:font-name-complex="DejaVu Sans Condensed2" style:font-size-complex="12pt"/>
    </style:style>
    <style:style style:name="T70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71" style:family="text">
      <style:text-properties style:text-line-through-style="none" style:text-line-through-type="none" style:font-name="DejaVu Sans Condensed1" fo:font-size="12pt" officeooo:rsid="008be299" style:font-size-asian="12pt" style:font-name-complex="DejaVu Sans Condensed2" style:font-size-complex="12pt"/>
    </style:style>
    <style:style style:name="T72" style:family="text">
      <style:text-properties style:text-line-through-style="none" style:text-line-through-type="none" style:font-name="DejaVu Sans Condensed1" fo:font-size="12pt" fo:font-weight="bold" officeooo:rsid="008ca654" style:font-size-asian="12pt" style:font-weight-asian="bold" style:font-name-complex="DejaVu Sans Condensed2" style:font-size-complex="12pt" style:font-weight-complex="bold"/>
    </style:style>
    <style:style style:name="T73" style:family="text">
      <style:text-properties officeooo:rsid="0087adc2"/>
    </style:style>
    <style:style style:name="T74" style:family="text">
      <style:text-properties officeooo:rsid="00892593"/>
    </style:style>
    <style:style style:name="T75" style:family="text">
      <style:text-properties officeooo:rsid="008be299"/>
    </style:style>
    <style:style style:name="T76" style:family="text">
      <style:text-properties officeooo:rsid="008ca6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2</text:span><text:span text:style-name="T11">0</text:span><text:span text:style-name="T13">2</text:span><text:span text:style-name="T12"> - </text:span><text:span text:style-name="T13">Ground</text:span><text:span text:style-name="T14"> - </text:span><text:span text:style-name="T15">Pre</text:span><text:span text:style-name="T16">f</text:span><text:span text:style-name="T17">light</text:span><text:span text:style-name="T18">, </text:span><text:span text:style-name="T19">Performance Limits</text:span></text:p>
      <text:p text:style-name="P2"/>
      <text:p text:style-name="P2"><text:span text:style-name="T9">Preflight</text:span> (<text:span text:style-name="T9">after cold start or from </text:span>hot start)</text:p>
      <text:list xml:id="list716907680" text:style-name="L1">
        <text:list-item>
          <text:p text:style-name="P5"><text:span text:style-name="T1">INSTRUMENT</text:span><text:span text:style-name="T6">S</text:span> and <text:span text:style-name="T1">CONSOLES</text:span> lights ... <text:span text:style-name="T1">As desired</text:span></text:p>
        </text:list-item>
        <text:list-item>
          <text:p text:style-name="P5"><text:span text:style-name="T1">External lights</text:span> ... <text:span text:style-name="T1">As desired</text:span></text:p>
        </text:list-item>
        <text:list-item>
          <text:p text:style-name="P13"><text:span text:style-name="T3">R</text:span><text:span text:style-name="T2">adar </text:span><text:span text:style-name="T4">A</text:span><text:span text:style-name="T2">ltimeter</text:span><text:span text:style-name="T10"> ... </text:span><text:span text:style-name="T5">Set bug a</text:span><text:span text:style-name="T2">s desired</text:span><text:span text:style-name="T7">??</text:span></text:p>
        </text:list-item>
        <text:list-item>
          <text:p text:style-name="P15"><text:span text:style-name="T23">ANTI-ICE </text:span><text:span text:style-name="T20">PITOT </text:span><text:span text:style-name="T23">and ENGINE</text:span><text:span text:style-name="T20"> </text:span><text:span text:style-name="T23">switches </text:span><text:span text:style-name="T25">... </text:span><text:span text:style-name="T21">As needed</text:span><text:span text:style-name="T35"> (right console middle outboard)</text:span></text:p>
        </text:list-item>
        <text:list-item>
          <text:p text:style-name="P16"><text:span text:style-name="T22">R</text:span><text:span text:style-name="T16">adios</text:span><text:span text:style-name="T26"> ... </text:span><text:span text:style-name="T22">As needed</text:span><text:span text:style-name="T27"> (</text:span><text:span text:style-name="T25">see other page for radio tuning)</text:span></text:p>
        </text:list-item>
        <text:list-item>
          <text:p text:style-name="P17"><text:span text:style-name="T21">Navigation</text:span><text:span text:style-name="T25"> ... </text:span><text:span text:style-name="T21">As needed</text:span><text:span text:style-name="T25"> (see other page for navigation systems)</text:span></text:p>
        </text:list-item>
      </text:list>
      <text:p text:style-name="P4"/>
      <text:p text:style-name="P3">Performance limits<text:span text:style-name="T45"> -- WIP needs verification</text:span></text:p>
      <text:list xml:id="list956735998" text:style-name="L2">
        <text:list-item>
          <text:p text:style-name="P18"><text:span text:style-name="T41">F</text:span><text:span text:style-name="T37">uel:</text:span></text:p>
          <text:list>
            <text:list-item>
              <text:p text:style-name="P23"><text:span text:style-name="T47">Internal main tank:<text:tab/><text:tab/><text:tab/>626 kg</text:span><text:span text:style-name="T48"> </text:span><text:span text:style-name="T47">(1380 </text:span><text:span text:style-name="T48">lbs</text:span><text:span text:style-name="T47">)</text:span></text:p>
            </text:list-item>
            <text:list-item>
              <text:p text:style-name="P24"><text:span text:style-name="T54">2x 500 L </text:span><text:span text:style-name="T55">cylindrical </text:span><text:span text:style-name="T54">tip tanks:<text:tab/></text:span><text:span text:style-name="T55">802 kg (1768 lbs)</text:span></text:p>
            </text:list-item>
            <text:list-item>
              <text:p text:style-name="P31"><text:span text:style-name="T69">2x </text:span><text:span text:style-name="T70">3</text:span><text:span text:style-name="T69">20 L </text:span><text:span text:style-name="T71">elliptical </text:span><text:span text:style-name="T69">tip tanks:<text:tab/><text:tab/>514 kg (1133 lbs)</text:span></text:p>
            </text:list-item>
            <text:list-item>
              <text:p text:style-name="P11">2x drop tanks:<text:tab/><text:tab/><text:tab/><text:tab/>530 kg (1168 lbs)</text:p>
            </text:list-item>
            <text:list-item>
              <text:p text:style-name="P25"><text:span text:style-name="T47">Internal + </text:span><text:span text:style-name="T55">500 L </text:span><text:span text:style-name="T47">tip tanks:<text:tab/><text:tab/></text:span><text:span text:style-name="T55">1428</text:span><text:span text:style-name="T47"> kg (</text:span><text:span text:style-name="T55">3148</text:span><text:span text:style-name="T47"> lbs)</text:span></text:p>
            </text:list-item>
            <text:list-item>
              <text:p text:style-name="P12"><text:span text:style-name="T47">Internal + </text:span><text:span text:style-name="T75">320 L </text:span><text:span text:style-name="T47">tip tanks:<text:tab/><text:tab/>1140 kg (2513 lbs)</text:span></text:p>
            </text:list-item>
            <text:list-item>
              <text:p text:style-name="P11">Internal + drop tanks:<text:tab/><text:tab/><text:tab/>1156 kg (2549 lbs)</text:p>
            </text:list-item>
            <text:list-item>
              <text:p text:style-name="P30"><text:span text:style-name="T47">Internal + </text:span><text:span text:style-name="T56">500 L </text:span><text:span text:style-name="T47">tip tanks + drop tanks:<text:tab/></text:span><text:span text:style-name="T56">1958</text:span><text:span text:style-name="T47"> kg (</text:span><text:span text:style-name="T56">4317</text:span><text:span text:style-name="T47"> lbs)</text:span><text:span text:style-name="T56"> </text:span><text:span text:style-name="T72">(maximum possible fuel)</text:span></text:p>
            </text:list-item>
            <text:list-item>
              <text:p text:style-name="P11">Internal + <text:span text:style-name="T76">320 L </text:span>tip tanks + drop tanks:<text:tab/>1670 kg (3682 lbs)</text:p>
            </text:list-item>
          </text:list>
        </text:list-item>
        <text:list-item>
          <text:p text:style-name="P14">Engine limits:</text:p>
          <text:list>
            <text:list-item>
              <text:p text:style-name="P6">Max continuous: 670 deg C, 95% RPM</text:p>
            </text:list-item>
            <text:list-item>
              <text:p text:style-name="P6"><text:span text:style-name="T8">Mil power, 20 mins:</text:span><text:span text:style-name="T42"> 756 deg C, 101.5% RPM</text:span></text:p>
            </text:list-item>
          </text:list>
        </text:list-item>
        <text:list-item>
          <text:p text:style-name="P21"><text:span text:style-name="T42">Fuel flow</text:span><text:span text:style-name="T43"> (sea level, ISA):</text:span></text:p>
          <text:list>
            <text:list-item>
              <text:p text:style-name="P26"><text:span text:style-name="T52">Max continuous</text:span><text:span text:style-name="T49">:</text:span><text:span text:style-name="T50"> approx 2</text:span><text:span text:style-name="T52">5</text:span><text:span text:style-name="T50"> </text:span><text:span text:style-name="T53">kg/min (3300 lb/hr)</text:span></text:p>
            </text:list-item>
            <text:list-item>
              <text:p text:style-name="P27"><text:span text:style-name="T49">M</text:span><text:span text:style-name="T50">il power</text:span><text:span text:style-name="T49">:</text:span><text:span text:style-name="T51"> approx </text:span><text:span text:style-name="T52">34</text:span><text:span text:style-name="T51"> </text:span><text:span text:style-name="T53">kg/min (4500 lb/hr)</text:span></text:p>
            </text:list-item>
          </text:list>
        </text:list-item>
        <text:list-item>
          <text:p text:style-name="P22"><text:span text:style-name="T38">E</text:span><text:span text:style-name="T36">ndurance</text:span><text:span text:style-name="T40">:</text:span></text:p>
          <text:list>
            <text:list-item>
              <text:p text:style-name="P22"><text:span text:style-name="T40">I</text:span><text:span text:style-name="T39">nternal fuel</text:span><text:span text:style-name="T36">:</text:span></text:p>
              <text:list>
                <text:list-item>
                  <text:p text:style-name="P28"><text:span text:style-name="T53">Max continuous</text:span><text:span text:style-name="T49">: </text:span><text:span text:style-name="T53">25</text:span><text:span text:style-name="T49">m</text:span></text:p>
                </text:list-item>
                <text:list-item>
                  <text:p text:style-name="P28"><text:span text:style-name="T49">M</text:span><text:span text:style-name="T53">il</text:span><text:span text:style-name="T49"> power: </text:span><text:span text:style-name="T53">18</text:span><text:span text:style-name="T49">m</text:span></text:p>
                </text:list-item>
              </text:list>
            </text:list-item>
            <text:list-item>
              <text:p text:style-name="P38"><text:span text:style-name="T49">I</text:span><text:span text:style-name="T46">nternal fuel + 500 L tip tanks:</text:span></text:p>
              <text:list>
                <text:list-item>
                  <text:p text:style-name="P38"><text:span text:style-name="T46">Max continuous: 57m</text:span></text:p>
                </text:list-item>
                <text:list-item>
                  <text:p text:style-name="P38"><text:span text:style-name="T46">Mil power: 42m</text:span></text:p>
                </text:list-item>
              </text:list>
            </text:list-item>
            <text:list-item>
              <text:p text:style-name="P38"><text:span text:style-name="T49">I</text:span><text:span text:style-name="T46">nternal fuel + 350 L tip tanks:</text:span></text:p>
              <text:list>
                <text:list-item>
                  <text:p text:style-name="P38"><text:span text:style-name="T46">Max continuous: 46m</text:span></text:p>
                </text:list-item>
                <text:list-item>
                  <text:p text:style-name="P38"><text:span text:style-name="T46">Mil power: 34m</text:span></text:p>
                </text:list-item>
              </text:list>
            </text:list-item>
            <text:list-item>
              <text:p text:style-name="P38"><text:span text:style-name="T49">I</text:span><text:span text:style-name="T46">nternal fuel + 500 L tip tanks + drop tanks (maximum possible fuel:</text:span></text:p>
              <text:list>
                <text:list-item>
                  <text:p text:style-name="P30"><text:span text:style-name="T56">Max continuous: 78m</text:span></text:p>
                </text:list-item>
                <text:list-item>
                  <text:p text:style-name="P38"><text:span text:style-name="T46">Mil power: 58m</text:span></text:p>
                </text:list-item>
              </text:list>
            </text:list-item>
          </text:list>
        </text:list-item>
        <text:list-item>
          <text:p text:style-name="P8">Flaps:</text:p>
          <text:list>
            <text:list-item>
              <text:p text:style-name="P29"><text:span text:style-name="T61">Takeoff</text:span><text:span text:style-name="T62">: </text:span><text:span text:style-name="T61">1</text:span><text:span text:style-name="T60">75</text:span><text:span text:style-name="T62"> kts</text:span></text:p>
            </text:list-item>
            <text:list-item>
              <text:p text:style-name="P9"><text:span text:style-name="T44">F</text:span>ull: 150 kts</text:p>
            </text:list-item>
          </text:list>
        </text:list-item>
        <text:list-item>
          <text:p text:style-name="P29"><text:span text:style-name="T58">Landing </text:span><text:span text:style-name="T59">g</text:span><text:span text:style-name="T58">ear: </text:span><text:span text:style-name="T60">175</text:span><text:span text:style-name="T58"> kts</text:span></text:p>
        </text:list-item>
        <text:list-item>
          <text:p text:style-name="P32"><text:span text:style-name="T58">L</text:span><text:span text:style-name="T57">anding light: 170 kts</text:span></text:p>
        </text:list-item>
        <text:list-item>
          <text:p text:style-name="P32"><text:span text:style-name="T58">M</text:span><text:span text:style-name="T57">ax speed: 0.82 Mach or 500 kts, whichever is higher</text:span></text:p>
        </text:list-item>
        <text:list-item>
          <text:p text:style-name="P7">Max ground speed: 139 kts (tire limit)</text:p>
        </text:list-item>
        <text:list-item>
          <text:p text:style-name="P7">Taxi: 60 kts (canopy partially open)</text:p>
        </text:list-item>
        <text:list-item>
          <text:p text:style-name="P7">Max Gs: 8.0 (clean), 5.5 (full load)</text:p>
        </text:list-item>
        <text:list-item>
          <text:p text:style-name="P7">Negative G: 30 seconds max, followed by at least same amount of time at positive G</text:p>
        </text:list-item>
        <text:list-item>
          <text:p text:style-name="P19"><text:span text:style-name="T32">Best climb speed: 2</text:span><text:span text:style-name="T33">75</text:span><text:span text:style-name="T32"> kts</text:span><text:span text:style-name="T33"> </text:span><text:span text:style-name="T34">(probably slower if heavier)</text:span></text:p>
        </text:list-item>
        <text:list-item>
          <text:p text:style-name="P33">Steepest climb speed: On-speed AOA (green circle in AOA meter)</text:p>
        </text:list-item>
        <text:list-item>
          <text:p text:style-name="P20"><text:span text:style-name="T30">Tested max speed </text:span><text:span text:style-name="T29">(</text:span><text:span text:style-name="T30">sea level</text:span><text:span text:style-name="T29">,</text:span><text:span text:style-name="T30"> ISA</text:span><text:span text:style-name="T29">)</text:span><text:span text:style-name="T31">:</text:span></text:p>
          <text:list>
            <text:list-item>
              <text:p text:style-name="P10"><text:span text:style-name="T74">MB-339A c</text:span>lean<text:span text:style-name="T73"> (with pylons, no tip tanks)</text:span>:</text:p>
              <text:list>
                <text:list-item>
                  <text:p text:style-name="P36"><text:span text:style-name="T59">M</text:span><text:span text:style-name="T57">ax continuous: 398 kts, Mach 0.64</text:span></text:p>
                </text:list-item>
                <text:list-item>
                  <text:p text:style-name="P26"><text:span text:style-name="T59">M</text:span><text:span text:style-name="T63">il power: </text:span><text:span text:style-name="T64">480</text:span><text:span text:style-name="T65"> kts, Mach 0.</text:span><text:span text:style-name="T64">77</text:span></text:p>
                </text:list-item>
              </text:list>
            </text:list-item>
            <text:list-item>
              <text:p text:style-name="P24"><text:span text:style-name="T66">MB-339A </text:span><text:span text:style-name="T67">with </text:span><text:span text:style-name="T68">500 L </text:span><text:span text:style-name="T67">cylindrical tip tanks (500 L)</text:span><text:span text:style-name="T65">:</text:span></text:p>
              <text:list>
                <text:list-item>
                  <text:p text:style-name="P37"><text:span text:style-name="T59">M</text:span><text:span text:style-name="T57">ax continuous: 39</text:span><text:span text:style-name="T67">7</text:span><text:span text:style-name="T57"> kts, Mach 0.64</text:span></text:p>
                </text:list-item>
                <text:list-item>
                  <text:p text:style-name="P24"><text:span text:style-name="T59">M</text:span><text:span text:style-name="T63">il power: </text:span><text:span text:style-name="T64">480</text:span><text:span text:style-name="T65"> kts, Mach 0.</text:span><text:span text:style-name="T64">7</text:span><text:span text:style-name="T67">4</text:span></text:p>
                </text:list-item>
              </text:list>
            </text:list-item>
            <text:list-item>
              <text:p text:style-name="P34"><text:span text:style-name="T28">2</text:span><text:span text:style-name="T24">x AIM-9M and DEFA 30 mm cannon</text:span></text:p>
              <text:list>
                <text:list-item>
                  <text:p text:style-name="P35"><text:span text:style-name="T29">M</text:span><text:span text:style-name="T28">il power: 3</text:span><text:span text:style-name="T31">30 </text:span><text:span text:style-name="T28">kts, Mach 0.</text:span><text:span text:style-name="T31">495</text:span></text:p>
                </text:list-item>
                <text:list-item>
                  <text:p text:style-name="P35"><text:span text:style-name="T28">MPR </text:span><text:span text:style-name="T29">power</text:span><text:span text:style-name="T28">: 3</text:span><text:span text:style-name="T31">43</text:span><text:span text:style-name="T28"> kts, Mach 0.5</text:span><text:span text:style-name="T31">2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52M35S</meta:editing-duration>
    <meta:editing-cycles>105</meta:editing-cycles>
    <meta:generator>LibreOffice/7.0.3.1$Windows_X86_64 LibreOffice_project/d7547858d014d4cf69878db179d326fc3483e082</meta:generator>
    <dc:date>2022-10-28T23:42:37.087000000</dc:date>
    <meta:document-statistic meta:table-count="0" meta:image-count="0" meta:object-count="0" meta:page-count="1" meta:paragraph-count="60" meta:word-count="457" meta:character-count="2235" meta:non-whitespace-character-count="1885"/>
  </office:meta>
</office:document-meta>
</file>